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rite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WriteSetting</text:h>
                    <text:list>
                        <text:list-item>
                            <text:h text:style-name="Heading_20_2" text:outline-level="2">Description</text:h>
                        </text:list-item>
                    </text:list>
                </text:list-item>
            </text:list>

            <text:p text:style-name="Standard"><text:span>This Action will add the set </text:span><text:span text:style-name="backtick">Key</text:span><text:span> to the </text:span><text:span text:style-name="T1">.eez-project-runtime-settings</text:span><text:span> file (it's the same file where persistent variables are saved), or it will update the value with </text:span><text:span text:style-name="backtick">Value</text:span><text:span> of that key if it already exists.</text:span></text:p><text:p text:style-name="Standard"/><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 retrieving.</text:span></text:p>

            
                <text:list xml:id="list_WriteSetting2" text:continue-numbering="true" text:continue-list="list_Write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rite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to be added/updated.</text:span></text:p>,
                                            <text:list xml:id="list_WriteSetting6" text:continue-numbering="true" text:continue-list="list_WriteSetting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lue of the key that will be created or upda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riteSetting7" text:continue-numbering="true" text:continue-list="list_WriteSettin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riteSetting8" text:continue-numbering="true" text:continue-list="list_WriteSettin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WriteSetting9" text:continue-numbering="true" text:continue-list="list_WriteSettin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WriteSetting10" text:continue-numbering="true" text:continue-list="list_WriteSettin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riteSetting11" text:continue-numbering="true" text:continue-list="list_WriteSettin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WriteSetting3" text:continue-numbering="true" text:continue-list="list_WriteSetting2" text:style-name="Outline">
                    <text:list-item>
                        <text:list>
                            <text:list-item>
                                <text:h text:style-name="Heading_20_2" text:outline-level="2">Inputs</text:h>
                            </text:list-item>
                        </text:list>
                    </text:list-item>
                </text:list>

                
                            <text:list xml:id="list_WriteSettin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WriteSetting4" text:continue-numbering="true" text:continue-list="list_WriteSetting3" text:style-name="Outline">
                    <text:list-item>
                        <text:list>
                            <text:list-item>
                                <text:h text:style-name="Heading_20_2" text:outline-level="2">Outputs</text:h>
                            </text:list-item>
                        </text:list>
                    </text:list-item>
                </text:list>

                
                            <text:list xml:id="list_WriteSettin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